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ckingInputStream.mark( int read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ckingInputStream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kingInputStream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ckingInputStream.skip( long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ckingInputStream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ckingInputStream.read( byte [ ]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ckingInputStream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kingInputStream.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king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kingInputStream.TrackingInputStream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kingInputStream.read( byte [ ] b , int off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